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lonna “extra”</text:p>
      <text:p text:style-name="Standard">Serve per identificare il codice da associare alle quantità nella tabella “<text:bookmark text:name="test_ok.qui_pharma_quant_prezzi"/><text:a xlink:type="simple" xlink:href="http://10.171.1.176/phpMyAdmin-3.4.9-english/sql.php?db=test_ok&amp;token=049f0e92047c5011a9ad2ca82de0f43d&amp;table=qui_pharma_quant_prezzi&amp;pos=0">qui_pharma_quant_prezzi</text:a> “</text:p>
      <text:p text:style-name="Standard">il codice identifica nella maggior parte dei casi la dimensione dei foglietti; per quanto riguarda i blister ci sono alcuni casi in cui il blister contiene più di un foglietto</text:p>
      <text:p text:style-name="Standard"/>
      <text:p text:style-name="Standard">Colonna “cf”</text:p>
      <text:p text:style-name="Standard">Per quanto riguarda le etichette</text:p>
      <text:p text:style-name="Standard">Serve per identificare se e quale simbolo va a corredo della etichetta in questione;</text:p>
      <text:p text:style-name="Standard">S1 fa riferimento al simbolo singolo (cod 50800) che nella colonna “simbolo_blister “ riporta “S1”</text:p>
      <text:p text:style-name="Standard">S2 fa riferimento al simbolo doppio (cod 51209) che nella colonna “simbolo_blister “ riporta “S2”</text:p>
      <text:p text:style-name="Standard"/>
      <text:p text:style-name="Standard">Per quanto riguarda i blister</text:p>
      <text:p text:style-name="Standard">Serve per identificare il blister vuoto, che va a corredo di alcuni fogli illustrativi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6T10:55:23.86</meta:creation-date>
    <meta:editing-duration>PT59S</meta:editing-duration>
    <meta:editing-cycles>2</meta:editing-cycles>
    <meta:generator>OpenOffice/4.0.1$Win32 OpenOffice.org_project/401m5$Build-9714</meta:generator>
    <meta:initial-creator>luigi riva</meta:initial-creator>
    <meta:document-statistic meta:table-count="0" meta:image-count="0" meta:object-count="0" meta:page-count="1" meta:paragraph-count="10" meta:word-count="115" meta:character-count="728"/>
    <dc:date>2013-12-06T10:55:56.73</dc:date>
    <dc:creator>luigi riva</dc:creator>
  </office:meta>
</office:document-meta>
</file>